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75cm" fo:min-width="0.6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95cm" fo:min-width="1.5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5cm" fo:min-width="1.1cm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45cm" fo:min-width="0.5cm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241cm" fo:min-width="1.313cm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087cm" fo:min-width="0.172cm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35cm" fo:min-width="1.8cm"/>
    </style:style>
    <style:style style:name="gr1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05cm" fo:min-width="1.9cm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65cm" fo:min-width="2.9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solid" draw:fill-color="#cccccc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solid" draw:stroke-dash="Ultrafine_20_Dashed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3cm" fo:min-width="0.772cm"/>
    </style:style>
    <style:style style:name="gr15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vertical-align="top" fo:padding-top="0.142cm" fo:padding-bottom="0.142cm" fo:padding-left="0.267cm" fo:padding-right="0.267cm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3cm" fo:min-width="0.709cm"/>
    </style:style>
    <style:style style:name="gr17" style:family="graphic" style:parent-style-name="standard">
      <style:graphic-properties draw:stroke="dash" draw:stroke-dash="Ultrafine_20_Dashed" svg:stroke-color="#000000" draw:fill="none" draw:textarea-vertical-align="top"/>
    </style:style>
    <style:style style:name="gr18" style:family="graphic" style:parent-style-name="standard">
      <style:graphic-properties draw:stroke="dash" draw:stroke-dash="Ultrafine_20_Dashed" svg:stroke-color="#000000" draw:fill="none" draw:textarea-vertical-align="bottom"/>
    </style:style>
    <style:style style:name="gr19" style:family="graphic" style:parent-style-name="standard">
      <style:graphic-properties draw:stroke="solid" draw:stroke-dash="Ultrafine_20_Dashed" svg:stroke-color="#000000" draw:fill="solid" draw:fill-color="#cccccc" draw:textarea-vertical-align="middle"/>
    </style:style>
    <style:style style:name="gr20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none" draw:textarea-vertical-align="top" fo:padding-top="0.134cm" fo:padding-bottom="0.134cm" fo:padding-left="0.259cm" fo:padding-right="0.259cm"/>
    </style:style>
    <style:style style:name="gr2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56cm" fo:min-width="0.963cm"/>
    </style:style>
    <style:style style:name="gr2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89cm" fo:min-width="2.402cm"/>
    </style:style>
    <style:style style:name="gr2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632cm" fo:min-width="1.788cm"/>
    </style:style>
    <style:style style:name="gr2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3cm" fo:min-width="1.547cm"/>
    </style:style>
    <style:style style:name="gr2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000000" draw:marker-start="Rounded_20_large_20_Arrow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draw:stroke="solid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text-align="center"/>
      <style:text-properties fo:font-size="18pt" style:text-underline-style="none" style:font-size-asian="18pt" style:font-size-complex="18pt"/>
    </style:style>
    <style:style style:name="P10" style:family="paragraph">
      <style:paragraph-properties fo:text-align="center"/>
      <style:text-properties style:text-underline-style="none"/>
    </style:style>
    <style:style style:name="P11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12" style:family="paragraph">
      <style:text-properties fo:font-size="14pt" style:text-underline-style="none" style:font-size-asian="14pt" style:font-size-complex="14pt"/>
    </style:style>
    <style:style style:name="P13" style:family="paragraph">
      <style:text-properties fo:font-size="15pt" style:text-underline-style="none" style:font-size-asian="15pt" style:font-size-complex="15pt"/>
    </style:style>
    <style:style style:name="P14" style:family="paragraph">
      <style:text-properties fo:font-size="16pt" style:text-underline-style="none" style:font-size-asian="16pt" style:font-size-complex="16pt"/>
    </style:style>
    <style:style style:name="P15" style:family="paragraph">
      <style:text-properties style:text-underline-styl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text-underline-style="none" style:font-size-asian="18pt" style:font-size-complex="18pt"/>
    </style:style>
    <style:style style:name="T7" style:family="text">
      <style:text-properties style:text-underline-style="none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5pt" style:text-underline-style="none" style:font-size-asian="15pt" style:font-size-complex="15pt"/>
    </style:style>
    <style:style style:name="T11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6" draw:id="id6" draw:layer="layout" svg:width="1.4cm" svg:height="1.2cm" svg:x="6.8cm" svg:y="5.1cm">
          <text:p text:style-name="P1"><text:span text:style-name="T1">-3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1.9cm" svg:height="1.2cm" svg:x="3.6cm" svg:y="5.1cm">
          <text:p text:style-name="P1"><text:span text:style-name="T2">vc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5cm" svg:height="0.4cm" svg:x="17cm" svg:y="5.5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2.2cm" svg:height="0.8cm" svg:x="11.818cm" svg:y="5.3cm">
          <text:p text:style-name="P1"><text:span text:style-name="T3">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" draw:id="id7" draw:layer="layout" svg:width="2cm" svg:height="1.588cm" draw:transform="rotate (-1.56067341713422) translate (10.688cm 4.68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6" draw:text-style-name="P5" xml:id="id4" draw:id="id4" draw:layer="layout" svg:width="1.813cm" svg:height="1.491cm" draw:transform="rotate (-1.56067341713422) translate (15.773cm 7.672cm)">
          <text:p/>
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" xml:id="id2" draw:id="id2" draw:layer="layout" svg:width="1cm" svg:height="1cm" svg:x="12.4cm" svg:y="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5cm" svg:height="0.4cm" svg:x="16.9cm" svg:y="8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0.999cm" draw:transform="rotate (-1.57131992557138) translate (18.4cm 8.0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5" xml:id="id3" draw:id="id3" draw:layer="layout" svg:width="2.1cm" svg:height="1.2cm" svg:x="7.5cm" svg:y="8cm">
          <text:p text:style-name="P1"><text:span text:style-name="T4">filtro</text:span></text:p>
          <text:p text:style-name="P1"><text:span text:style-name="T1">20 KHz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" draw:id="id10" draw:layer="layout" svg:width="2.5cm" svg:height="1.2cm" svg:x="2.4cm" svg:y="13.4cm">
          <text:p text:style-name="P1"><text:span text:style-name="T4">DAC 8 </text:span></text:p>
          <text:p text:style-name="P1"><text:span text:style-name="T4">BIT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4" draw:id="id14" draw:layer="layout" svg:width="3.7cm" svg:height="2.5cm" svg:x="10.1cm" svg:y="14.9cm">
          <text:p text:style-name="P5"><text:span text:style-name="T4">Control y</text:span></text:p>
          <text:p text:style-name="P5"><text:span text:style-name="T4"><text:s/></text:span><text:span text:style-name="T4">Almacen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15" draw:id="id15" draw:layer="layout" svg:width="2.3cm" svg:height="1.7cm" svg:x="14.7cm" svg:y="15.3cm">
          <text:p text:style-name="P1"><text:span text:style-name="T4">Datos</text:span></text:p>
          <text:p text:style-name="P1"><text:span text:style-name="T4">Crudos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2.6cm" svg:y1="8.3cm" svg:x2="13.2cm" svg:y2="8.9cm">
          <text:p/>
        </draw:line>
        <draw:line draw:style-name="gr12" draw:text-style-name="P1" draw:layer="layout" svg:x1="13.2cm" svg:y1="8.3cm" svg:x2="12.6cm" svg:y2="8.9cm">
          <text:p/>
        </draw:line>
        <draw:connector draw:style-name="gr13" draw:text-style-name="P1" draw:layer="layout" draw:type="lines" svg:x1="12.918cm" svg:y1="6.1cm" svg:x2="12.9cm" svg:y2="8.092cm" draw:start-shape="id1" draw:start-glue-point="2" draw:end-shape="id2" draw:end-glue-point="4" svg:d="M12918 6100v501l-18 990v501">
          <text:p/>
        </draw:connector>
        <draw:connector draw:style-name="gr13" draw:text-style-name="P1" draw:layer="layout" draw:type="lines" svg:x1="12.4cm" svg:y1="8.592cm" svg:x2="9.6cm" svg:y2="8.6cm" draw:start-shape="id2" draw:start-glue-point="6" draw:end-shape="id3" draw:end-glue-point="1" svg:d="M12400 8592h-501l-1798 8h-501">
          <text:p/>
        </draw:connector>
        <draw:connector draw:style-name="gr13" draw:text-style-name="P1" draw:layer="layout" draw:type="lines" svg:x1="14.292cm" svg:y1="8.58cm" svg:x2="13.4cm" svg:y2="8.592cm" draw:start-shape="id4" draw:start-glue-point="4" draw:end-shape="id2" draw:end-glue-point="10" svg:d="M14292 8580h-509l118 12h-501">
          <text:p/>
        </draw:connector>
        <draw:connector draw:style-name="gr13" draw:text-style-name="P1" draw:layer="layout" draw:type="lines" svg:x1="5.5cm" svg:y1="5.7cm" svg:x2="6.8cm" svg:y2="5.7cm" draw:start-shape="id5" draw:start-glue-point="1" draw:end-shape="id6" draw:end-glue-point="3" svg:d="M5500 5700h501 298 501">
          <text:p/>
        </draw:connector>
        <draw:connector draw:style-name="gr13" draw:text-style-name="P1" draw:layer="layout" draw:type="lines" svg:x1="8.2cm" svg:y1="5.7cm" svg:x2="9.108cm" svg:y2="5.699cm" draw:start-shape="id6" draw:start-glue-point="1" draw:end-shape="id7" draw:end-glue-point="6" svg:d="M8200 5700h501l-103-1h510">
          <text:p/>
        </draw:connector>
        <draw:connector draw:style-name="gr13" draw:text-style-name="P1" draw:layer="layout" draw:type="lines" svg:x1="10.697cm" svg:y1="5.683cm" svg:x2="11.818cm" svg:y2="5.7cm" draw:start-shape="id7" draw:start-glue-point="4" draw:end-shape="id1" draw:end-glue-point="3" svg:d="M10697 5683h512l108 17h501">
          <text:p/>
        </draw:connector>
        <draw:connector draw:style-name="gr13" draw:text-style-name="P1" draw:layer="layout" draw:type="lines" svg:x1="14.018cm" svg:y1="5.7cm" svg:x2="17cm" svg:y2="5.701cm" draw:start-shape="id1" draw:start-glue-point="1" draw:end-shape="id8" draw:end-glue-point="3" svg:d="M14018 5700h501l1980 1h501">
          <text:p/>
        </draw:connector>
        <draw:connector draw:style-name="gr13" draw:text-style-name="P1" draw:layer="layout" draw:type="lines" svg:x1="16.9cm" svg:y1="8.601cm" svg:x2="15.784cm" svg:y2="8.596cm" draw:start-shape="id9" draw:start-glue-point="3" draw:end-shape="id4" draw:end-glue-point="6" svg:d="M16900 8601h-501l-106-5h-509">
          <text:p/>
        </draw:connector>
        <draw:frame draw:style-name="gr14" draw:layer="layout" svg:width="1.272cm" svg:height="0.963cm" svg:x="17.3cm" svg:y="8.137cm">
          <draw:text-box>
            <text:p>Rx</text:p>
          </draw:text-box>
        </draw:frame>
        <draw:rect draw:style-name="gr15" draw:text-style-name="P7" draw:layer="layout" svg:width="17.2cm" svg:height="8.4cm" svg:x="2.5cm" svg:y="2.6cm">
          <text:p text:style-name="P1"><text:span text:style-name="T5">Radar FMCW</text:span></text:p>
        </draw:rect>
        <draw:custom-shape draw:style-name="gr8" draw:text-style-name="P8" draw:layer="layout" svg:width="1.2cm" svg:height="0.999cm" draw:transform="rotate (-1.57131992557138) translate (18.5cm 5.10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layer="layout" svg:width="1.209cm" svg:height="0.963cm" svg:x="17.4cm" svg:y="5.2cm">
          <draw:text-box>
            <text:p>Tx</text:p>
          </draw:text-box>
        </draw:frame>
        <draw:rect draw:style-name="gr17" draw:text-style-name="P9" draw:layer="layout" svg:width="16.1cm" svg:height="3.2cm" svg:x="2.8cm" svg:y="3.8cm">
          <text:p text:style-name="P1"><text:span text:style-name="T6">Transmisor</text:span></text:p>
        </draw:rect>
        <draw:rect draw:style-name="gr18" draw:text-style-name="P10" draw:layer="layout" svg:width="11.9cm" svg:height="3cm" svg:x="7cm" svg:y="7.2cm">
          <text:p text:style-name="P1"><text:span text:style-name="T7">Receptor</text:span></text:p>
        </draw:rect>
        <draw:rect draw:style-name="gr17" draw:text-style-name="P10" draw:layer="layout" svg:width="6.5cm" svg:height="7.497cm" draw:transform="skewX (0.003490658503988) rotate (0.003490658503988) translate (2.2cm 12.303cm)">
          <text:p text:style-name="P1"><text:span text:style-name="T7">Digital </text:span></text:p>
        </draw:rect>
        <draw:rect draw:style-name="gr19" draw:text-style-name="P11" xml:id="id16" draw:id="id16" draw:layer="layout" svg:width="2.5cm" svg:height="1.5cm" svg:x="18.7cm" svg:y="14cm">
          <text:p text:style-name="P1"><text:span text:style-name="T8">IMAGEN </text:span></text:p>
          <text:p text:style-name="P1"><text:span text:style-name="T8">SAR</text:span></text:p>
        </draw:rect>
        <draw:rect draw:style-name="gr20" draw:text-style-name="P6" draw:layer="layout" svg:width="12.7cm" svg:height="6.2cm" svg:x="9.6cm" svg:y="12.6cm">
          <text:p text:style-name="P1"><text:span text:style-name="T7">Gui python</text:span></text:p>
          <text:p text:style-name="P1"><text:span text:style-name="T9"/></text:p>
        </draw:rect>
        <draw:frame draw:style-name="gr21" draw:text-style-name="P12" draw:layer="layout" svg:width="1.463cm" svg:height="0.806cm" svg:x="8.915cm" svg:y="5.3cm">
          <draw:text-box>
            <text:p><text:span text:style-name="T8">LNA</text:span></text:p>
          </draw:text-box>
        </draw:frame>
        <draw:frame draw:style-name="gr21" draw:text-style-name="P12" draw:layer="layout" svg:width="1.463cm" svg:height="0.806cm" svg:x="14.5cm" svg:y="8.2cm">
          <draw:text-box>
            <text:p><text:span text:style-name="T8">LNA</text:span></text:p>
          </draw:text-box>
        </draw:frame>
        <draw:frame draw:style-name="gr22" draw:text-style-name="P13" draw:layer="layout" svg:width="2.902cm" svg:height="0.839cm" svg:x="6.026cm" svg:y="4.348cm">
          <draw:text-box>
            <text:p><text:span text:style-name="T10">atenuador</text:span></text:p>
          </draw:text-box>
        </draw:frame>
        <draw:frame draw:style-name="gr23" draw:text-style-name="P14" draw:layer="layout" svg:width="2.288cm" svg:height="0.882cm" svg:x="16.363cm" svg:y="4.437cm">
          <draw:text-box>
            <text:p><text:span text:style-name="T11">Antena</text:span></text:p>
          </draw:text-box>
        </draw:frame>
        <draw:frame draw:style-name="gr23" draw:text-style-name="P14" draw:layer="layout" svg:width="2.288cm" svg:height="0.882cm" svg:x="16.6cm" svg:y="9.2cm">
          <draw:text-box>
            <text:p><text:span text:style-name="T11">Antena</text:span></text:p>
          </draw:text-box>
        </draw:frame>
        <draw:frame draw:style-name="gr24" draw:text-style-name="P15" draw:layer="layout" svg:width="2.047cm" svg:height="0.963cm" svg:x="10.053cm" svg:y="7.437cm">
          <draw:text-box>
            <text:p><text:span text:style-name="T7">mixer</text:span></text:p>
          </draw:text-box>
        </draw:frame>
        <draw:custom-shape draw:style-name="gr11" draw:text-style-name="P5" xml:id="id11" draw:id="id11" draw:layer="layout" svg:width="2.6cm" svg:height="1.3cm" svg:x="3.9cm" svg:y="15.7cm">
          <text:p text:style-name="P5"><text:span text:style-name="T4">Sistema </text:span></text:p>
          <text:p text:style-name="P5"><text:span text:style-name="T4">Embebido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" draw:id="id13" draw:layer="layout" svg:width="2.4cm" svg:height="1.1cm" svg:x="4cm" svg:y="17.4cm">
          <text:p text:style-name="P5"><text:span text:style-name="T4">US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5" xml:id="id12" draw:id="id12" draw:layer="layout" svg:width="2.5cm" svg:height="1.2cm" svg:x="5.9cm" svg:y="13.3cm">
          <text:p text:style-name="P5"><text:span text:style-name="T4">ADC 12</text:span></text:p>
          <text:p text:style-name="P5"><text:span text:style-name="T4">BITS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3.65cm" svg:y1="13.4cm" svg:x2="4.55cm" svg:y2="6.3cm" draw:start-shape="id10" draw:start-glue-point="0" draw:end-shape="id5" draw:end-glue-point="2" svg:d="M3650 13400v-3550h900v-3550">
          <text:p/>
        </draw:connector>
        <draw:connector draw:style-name="gr25" draw:text-style-name="P1" draw:layer="layout" draw:line-skew="-0.15cm" svg:x1="3.65cm" svg:y1="14.6cm" svg:x2="5.2cm" svg:y2="15.7cm" draw:start-shape="id10" draw:start-glue-point="2" draw:end-shape="id11" draw:end-glue-point="0" svg:d="M3650 14600v400h1550v700">
          <text:p/>
        </draw:connector>
        <draw:connector draw:style-name="gr25" draw:text-style-name="P1" draw:layer="layout" draw:line-skew="-0.1cm" svg:x1="7.15cm" svg:y1="14.5cm" svg:x2="5.2cm" svg:y2="15.7cm" draw:start-shape="id12" draw:start-glue-point="2" draw:end-shape="id11" draw:end-glue-point="0" svg:d="M7150 14500v500h-1950v700">
          <text:p/>
        </draw:connector>
        <draw:rect draw:style-name="gr19" draw:text-style-name="P11" xml:id="id17" draw:id="id17" draw:layer="layout" svg:width="3.3cm" svg:height="1.5cm" svg:x="18.4cm" svg:y="16.8cm">
          <text:p text:style-name="P1"><text:span text:style-name="T8">Estimador</text:span></text:p>
          <text:p text:style-name="P1"><text:span text:style-name="T8">De posicion</text:span></text:p>
        </draw:rect>
        <draw:connector draw:style-name="gr26" draw:text-style-name="P1" draw:layer="layout" draw:line-skew="-0.25cm" svg:x1="6.4cm" svg:y1="17.95cm" svg:x2="10.1cm" svg:y2="16.15cm" draw:start-shape="id13" draw:start-glue-point="1" draw:end-shape="id14" draw:end-glue-point="3" svg:d="M6400 17950h1600v-1800h2100">
          <text:p/>
        </draw:connector>
        <draw:connector draw:style-name="gr25" draw:text-style-name="P1" draw:layer="layout" draw:line-skew="-0.299cm" svg:x1="7.5cm" svg:y1="8.6cm" svg:x2="7.15cm" svg:y2="13.3cm" draw:start-shape="id3" draw:start-glue-point="3" draw:end-shape="id12" draw:end-glue-point="0" svg:d="M7500 8600h-800v2650h450v2050">
          <text:p/>
        </draw:connector>
        <draw:connector draw:style-name="gr27" draw:text-style-name="P1" draw:layer="layout" svg:x1="13.8cm" svg:y1="16.15cm" svg:x2="14.7cm" svg:y2="16.15cm" draw:start-shape="id14" draw:start-glue-point="1" draw:end-shape="id15" draw:end-glue-point="3" svg:d="M13800 16150h900">
          <text:p/>
        </draw:connector>
        <draw:connector draw:style-name="gr25" draw:text-style-name="P1" draw:layer="layout" draw:line-skew="-0.15cm" svg:x1="17cm" svg:y1="16.15cm" svg:x2="18.7cm" svg:y2="14.75cm" draw:start-shape="id15" draw:start-glue-point="1" draw:end-shape="id16" draw:end-glue-point="3" svg:d="M17000 16150h700v-1400h1000">
          <text:p/>
        </draw:connector>
        <draw:connector draw:style-name="gr25" draw:text-style-name="P1" draw:layer="layout" svg:x1="17cm" svg:y1="16.15cm" svg:x2="18.4cm" svg:y2="17.55cm" draw:start-shape="id15" draw:end-shape="id17" draw:end-glue-point="3" svg:d="M17000 16150h700v1400h700">
          <text:p/>
        </draw:connector>
        <draw:connector draw:style-name="gr28" draw:text-style-name="P1" draw:layer="layout" svg:x1="5.2cm" svg:y1="17cm" svg:x2="5.2cm" svg:y2="17.4cm" draw:start-shape="id11" draw:start-glue-point="2" draw:end-shape="id13" draw:end-glue-point="0" svg:d="M5200 17000v400">
          <text:p/>
        </draw:connector>
        <draw:frame draw:style-name="gr29" draw:layer="layout" svg:width="5.459cm" svg:height="0.963cm" svg:x="13.741cm" svg:y="10.237cm">
          <draw:text-box>
            <text:p>Modulo analogico</text:p>
          </draw:text-box>
        </draw:frame>
        <draw:frame draw:style-name="gr29" draw:layer="layout" svg:width="3.211cm" svg:height="0.963cm" svg:x="10.089cm" svg:y="17.937cm">
          <draw:text-box>
            <text:p>Notebook</text:p>
          </draw:text-box>
        </draw:frame>
        <draw:frame draw:style-name="gr29" draw:layer="layout" svg:width="4.405cm" svg:height="0.963cm" svg:x="3.4cm" svg:y="18.8cm">
          <draw:text-box>
            <text:p>Modulo digital</text:p>
          </draw:text-box>
        </draw:frame>
        <draw:frame draw:style-name="gr30" draw:text-style-name="P5" draw:layer="layout" svg:width="2.542cm" svg:height="1.4cm" svg:x="7.7cm" svg:y="14.6cm">
          <draw:text-box>
            <text:p text:style-name="P5"><text:span text:style-name="T4">Control</text:span></text:p>
            <text:p text:style-name="P5"><text:span text:style-name="T4">Dat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4-05T16:42:30.089000000</meta:creation-date>
    <dc:date>2021-08-23T11:01:50.08</dc:date>
    <meta:editing-duration>PT3H47M1S</meta:editing-duration>
    <meta:editing-cycles>35</meta:editing-cycles>
    <meta:generator>OpenOffice/4.1.7$Win32 OpenOffice.org_project/417m1$Build-9800</meta:generator>
    <meta:document-statistic meta:object-count="55"/>
  </office:meta>
</office:document-meta>
</file>